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officeooo:rsid="0015860c" officeooo:paragraph-rsid="0015860c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5860c" officeooo:paragraph-rsid="0015860c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weight="bold" officeooo:rsid="0015860c" officeooo:paragraph-rsid="0015860c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15860c" officeooo:paragraph-rsid="0015860c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weight="bold" officeooo:rsid="0016321c" officeooo:paragraph-rsid="0016321c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officeooo:rsid="0016321c" officeooo:paragraph-rsid="00165ff1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16321c" officeooo:paragraph-rsid="0016321c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16321c" officeooo:paragraph-rsid="00165ff1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165ff1" officeooo:paragraph-rsid="00165ff1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size="6pt" officeooo:rsid="0015860c" officeooo:paragraph-rsid="0015860c" style:font-size-asian="5.25pt" style:font-size-complex="6p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182bef" officeooo:paragraph-rsid="00182bef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 fo:font-weight="bold" officeooo:rsid="0015860c" officeooo:paragraph-rsid="0015860c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0.5pt" fo:font-weight="normal" officeooo:rsid="00182bef" officeooo:paragraph-rsid="00182bef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0.5pt" fo:font-weight="bold" officeooo:rsid="00182bef" officeooo:paragraph-rsid="00182bef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size="10.5pt" fo:font-weight="bold" officeooo:rsid="0016321c" officeooo:paragraph-rsid="0016321c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size="10.5pt" fo:font-weight="bold" officeooo:rsid="0016321c" officeooo:paragraph-rsid="00165ff1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fo:font-weight="normal" officeooo:rsid="00182bef" officeooo:paragraph-rsid="00182bef" style:font-size-asian="10.5pt" style:font-weight-asian="normal" style:font-size-complex="12pt" style:font-weight-complex="normal"/>
    </style:style>
    <style:style style:name="T1" style:family="text">
      <style:text-properties officeooo:rsid="0016321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5ff1" style:font-weight-asian="normal" style:font-weight-complex="normal"/>
    </style:style>
    <style:style style:name="T4" style:family="text">
      <style:text-properties officeooo:rsid="00165f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SCRIPT </text:p>
      <text:p text:style-name="P1"/>
      <text:p text:style-name="P1"/>
      <text:p text:style-name="P12">1) TEMPORIZADORES</text:p>
      <text:p text:style-name="P1"/>
      <text:p text:style-name="P1">setInterval → Vai executar de tempos em tempos. </text:p>
      <text:p text:style-name="P1"/>
      <text:p text:style-name="P1">SetTimeout → Vai executar uma vez no tempo que foi determinado. </text:p>
      <text:p text:style-name="P10"/>
      <text:p text:style-name="P1"/>
      <text:p text:style-name="P4">2) DIFERENÇA ENTRE VAR, LET E CONST</text:p>
      <text:p text:style-name="P2"/>
      <text:p text:style-name="P1">- <text:span text:style-name="T4">Nenhuma da 3 formas de criar variáveis deve ter acentos ou palavras reservadas da linguagem, no nome da variável. </text:span></text:p>
      <text:p text:style-name="P1"/>
      <text:p text:style-name="P1"><text:span text:style-name="T1">v</text:span>ar → Tem acesso a ela em todo script.</text:p>
      <text:p text:style-name="P1"/>
      <text:p text:style-name="P1"><text:span text:style-name="T1">l</text:span>et → Não tem acesso a todo o script, você apenas tem acesso dentro do bloco que ele foi criada.</text:p>
      <text:p text:style-name="P1"/>
      <text:p text:style-name="P1"><text:span text:style-name="T1">c</text:span>onst → <text:span text:style-name="T1">Depois de iniciada, não e possível trocar o valor da variável. E também tem o mesma questão de blocos da let. </text:span></text:p>
      <text:p text:style-name="P1"/>
      <text:p text:style-name="P7">3) OBJETOS</text:p>
      <text:p text:style-name="P5"><text:span text:style-name="T2"/></text:p>
      <text:p text:style-name="P5">A) <text:span text:style-name="T2">Objeto é uma variável com propriedades dentro dela, que me retorna como um objeto com varias informações. Exemplo: </text:span></text:p>
      <text:p text:style-name="P5"><text:span text:style-name="T2"/></text:p>
      <text:p text:style-name="P15">let pessoa = {</text:p>
      <text:p text:style-name="P15"><text:s text:c="3"/>nome: “Wallas”,</text:p>
      <text:p text:style-name="P15"><text:s text:c="3"/>idade: 26,</text:p>
      <text:p text:style-name="P15"><text:s text:c="3"/>altura: 1.71,</text:p>
      <text:p text:style-name="P15"><text:s text:c="3"/>cargo: “Programador”</text:p>
      <text:p text:style-name="P15">};</text:p>
      <text:p text:style-name="P5"><text:span text:style-name="T2"/></text:p>
      <text:p text:style-name="P5"><text:span text:style-name="T2">- Pode ser acessada as informações dentro do objeto da seguinte maneiro: (“pessoa.nome;”) Dessa forma será chamado apenas a informação nome de dentro do objeto, e o mesmo para os demais.</text:span></text:p>
      <text:p text:style-name="P5"><text:span text:style-name="T2"/></text:p>
      <text:p text:style-name="P5">B) <text:span text:style-name="T2">Podendo também criar um objeto dentro de uma lista, exemplo abaixo:</text:span></text:p>
      <text:p text:style-name="P5"><text:span text:style-name="T2"/></text:p>
      <text:p text:style-name="P5"><text:span text:style-name="T2">- È criado uma variável que retorna um array, dentro desse array existe uma lista de objetos.</text:span></text:p>
      <text:p text:style-name="P5"><text:span text:style-name="T2"/></text:p>
      <text:p text:style-name="P15">let usuarios = <text:span text:style-name="T4">[</text:span></text:p>
      <text:p text:style-name="P15"><text:s text:c="3"/><text:span text:style-name="T4">{</text:span>nome: “Wallas”, cargo: “Programador”, <text:span text:style-name="T4">status: “ATIVO”},</text:span></text:p>
      <text:p text:style-name="P16"><text:span text:style-name="T4"><text:s text:c="3"/>{nome: “yan”, cargo: “Backend”, status: “ATIVO”},</text:span></text:p>
      <text:p text:style-name="P16"><text:span text:style-name="T4"><text:s text:c="3"/>{nome: “Lima”, cargo: “Gestão de TI”, status: “ATIVO”},</text:span></text:p>
      <text:p text:style-name="P15"><text:span text:style-name="T4">]</text:span></text:p>
      <text:p text:style-name="P5"><text:span text:style-name="T3"/></text:p>
      <text:p text:style-name="P6"><text:span text:style-name="T3">- Pode ser acessada as informações dentro do objeto da seguinte maneiro: (“usuarios[1].nome;”) Dessa forma será chamado apenas a informação nome de dentro do objeto que esta na posição 1, e o mesmo para os demais.</text:span></text:p>
      <text:p text:style-name="P8"><text:span text:style-name="T3"/></text:p>
      <text:p text:style-name="P9">4)<text:span text:style-name="T2"> T</text:span>EMPLATE STRINGS</text:p>
      <text:p text:style-name="P9"/>
      <text:p text:style-name="P11">// Template string para exemplo:</text:p>
      <text:p text:style-name="P11"><text:soft-page-break/></text:p>
      <text:p text:style-name="P14">let nome = “yan”;</text:p>
      <text:p text:style-name="P14">let sobrenome = “wallas”;</text:p>
      <text:p text:style-name="P14">let idade = 26;</text:p>
      <text:p text:style-name="P11"/>
      <text:p text:style-name="P11">Utilizando os sinais ` `, e possível concatena uma string de uma forma mais simples. Em vez de fazer assim: </text:p>
      <text:p text:style-name="P11"/>
      <text:p text:style-name="P14">let mensagem = “meu nome é “ + nome + “ “ + sobrenome + “ e eu tenho “ + idade + “ anos de idade”;</text:p>
      <text:p text:style-name="P13"/>
      <text:p text:style-name="P17">pode ser feito assim: </text:p>
      <text:p text:style-name="P11"/>
      <text:p text:style-name="P14">let mensagem = meu nome é ${nome} ${sobrenome} e eu tenho ${idade} anos de idade`;</text:p>
      <text:p text:style-name="P13"/>
      <text:p text:style-name="P17">As duas vai sair o mesmo resultado, mas a segunda fica um código mais limpo e semântico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4:55:31.405555836</meta:creation-date>
    <dc:date>2025-02-24T15:49:16.256314987</dc:date>
    <meta:editing-duration>PT9M12S</meta:editing-duration>
    <meta:editing-cycles>1</meta:editing-cycles>
    <meta:document-statistic meta:table-count="0" meta:image-count="0" meta:object-count="0" meta:page-count="2" meta:paragraph-count="36" meta:word-count="359" meta:character-count="2012" meta:non-whitespace-character-count="1659"/>
    <meta:generator>LibreOffice/24.2.7.2$Linux_X86_64 LibreOffice_project/420$Build-2</meta:generator>
  </office:meta>
</office:document-meta>
</file>